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5/2018 18:27:5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10381630"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206306459" text:style-name="L2">
        <text:list-item>
          <text:p text:style-name="P47">Version 2.1.2 :</text:p>
        </text:list-item>
      </text:list>
      <text:list xml:id="list2888033391" text:style-name="L3">
        <text:list-item>
          <text:list>
            <text:list-item>
              <text:p text:style-name="P48">Localized help : resolved non-functional hyperlink due to API incompatibility introduced by Apache OpenOffice 4.1 (and LibreOffice 4.0).</text:p>
            </text:list-item>
          </text:list>
        </text:list-item>
      </text:list>
      <text:list xml:id="list182751775655693" text:continue-list="list1206306459" text:style-name="L2">
        <text:list-item>
          <text:p text:style-name="P47">Version 2.1.1 :</text:p>
        </text:list-item>
      </text:list>
      <text:list xml:id="list1191857867"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182752193435210" text:continue-list="list182751775655693" text:style-name="L2">
        <text:list-item>
          <text:p text:style-name="P47">Version 2.1.0 :</text:p>
        </text:list-item>
      </text:list>
      <text:list xml:id="list3406563247"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182751323714316" text:continue-list="list182752193435210" text:style-name="L2">
        <text:list-item>
          <text:p text:style-name="P47">Version 2.0.0 :</text:p>
        </text:list-item>
      </text:list>
      <text:list xml:id="list2993295300"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182752298927618" text:continue-list="list182751323714316" text:style-name="L2">
        <text:list-item>
          <text:p text:style-name="P47">Version 1.5.3 :</text:p>
        </text:list-item>
      </text:list>
      <text:list xml:id="list2102544026"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478707761"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358208251"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865009080"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88544046"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816661754" text:style-name="L12">
        <text:list-item text:start-value="1">
          <text:p text:style-name="P57"><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376095065"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908201595"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3023612"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187834715"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66456592" text:style-name="L17">
        <text:list-item>
          <text:p text:style-name="P62">Arg1 : <text:span text:style-name="InstructionMacro">String</text:span> : mandatory, type of control used for the button</text:p>
        </text:list-item>
      </text:list>
      <text:list xml:id="list804320635"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32285273"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044135454"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87217011"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1081185"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99027041"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text:soft-page-break/>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088596348"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8833768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82437030"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2561848982"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3597914353"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799154165"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346307911"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89458028"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062442996"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17272418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16865681"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text:soft-page-break/>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940488489"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20256341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11925868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65730073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275223623763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46898653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36167261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29511696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2751395497493" text:continue-list="list320256341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2752536377879" text:continue-list="list18275223623763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182753318366259" text:continue-list="list18275139549749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55" meta:word-count="39317" meta:character-count="259579" meta:non-whitespace-character-count="21899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